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just kept on ringing.</text:p>
      <text:p text:style-name="Normal">*RIIIIIIIING RIIIIII-tap* and it would have continued until it ran out of power and died, had it not been for her. It was an old-fashioned clock with old-fashioned values;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in that last sentence. </text:p>
      <text:p text:style-name="Normal">“...”</text:p>
      <text:p text:style-name="Normal">There just might be someone who understood her, here on Earth. At least, that's what she hoped,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you a little longer. <text:span text:style-name="T1">「... It's like I'm always thinking about you... Did you know? In my dreams, you think about me too sometimes...」 W</text:span>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and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last sentence too. Deep down, she knew that. Right now though, she wasn't in the mood to think about it. </text:p>
      <text:p text:style-name="Normal">“...”</text:p>
      <text:p text:style-name="Normal">But a lie is a lie.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round about right now),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 text:c="1"/><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o take care of it, and thinking about it made her smile.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you<text:span text:style-name="T1">.</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you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 </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her knees and let her arms and her upper body rest their weight on them. A drop of sweat trickled down from her brow, falling into a small puddle below her. The puddle was by no means deep or opaque, and yet by some trick of light, there was her reflection in it. </text:p>
      <text:p text:style-name="Normal"><text:span text:style-name="T1">「Say, how much longer are we going to pretend play? I'm sick of it,」 </text:span>it said.</text:p>
      <text:p text:style-name="Normal">She closed her eyes, ignored it, and walked to the empty bus stop. And so, today too began on a sour note.</text:p>
      <text:p text:style-name="Normal"/>
      <text:p text:style-name="P1">•••</text:p>
      <text:p text:style-name="Normal">The water felt ice cold on her face, and it felt equally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look quite right, so she undid it and smiled again. And again. And again. And again. And again. And again. She kept on trying until at last, she was satisfied with her expression. This mask she now wore looked innocent, harmless, and above all, it was impenetrable; it made her feel more at ease with the idea of meeting others, of meeting you. She'd always thought that since she didn't really have anything going for her, she should get at least this right. She had tried so many times, so many things to make herself smile, and in the end, this was the best she could do.</text:p>
      <text:p text:style-name="Normal">“Oh, I didn't put any make-up on this morning, did I...?”</text:p>
      <text:p text:style-name="Normal">She hesitated before looking her reflection in the eye, but when she eventually did, </text:p>
      <text:p text:style-name="Normal">“Whatever! I look great even without it!”</text:p>
      <text:p text:style-name="Normal">The mask was fully on now. Now, she looked like everyone else. Now, she could be whatever she needed to be to fit in.</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now anyway.</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the countless times being late, she'd continuously refined them for the sake of a sole objective: reach her seat and act like she'd been present from the beginning.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 and now all eyes were on her.</text:p>
      <text:p text:style-name="Normal">“Ah- ahahah... Good morning sir, sorry for being late,” she said, <text:span text:style-name="T1">「?! How did that old dwarf know I was here?」 </text:span>she thought. Had he perhaps grown eyes on the back of his head? That wasn't entirely impossible, it was the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she was told, while her teacher had resumed explaining what he was doing.</text:p>
      <text:p text:style-name="Normal">“We were in the middle of correcting <text:s text:c="1"/>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while you were absent, but I trust your copy safely reached you through one of your classmates.”</text:p>
      <text:p text:style-name="Normal">She looked away. Her copy had indeed safely reached her. So safely in fact that to this moment it was still lying on her desk at home, untouched by any ink that might have sullied it. Her eyes darted around the class, her thoughts ran wild in her head, both looking for excuses they could present, both failing to find any. Because there weren't any. And as she realized that, her smile faded away, her gaze fell to the floor. </text:p>
      <text:p text:style-name="Normal">“I-I'm afraid I didn't... I don't have it sir.”</text:p>
      <text:p text:style-name="Normal">“...You do not have it in the sense that you forgot it, or that you didn't receive it?”</text:p>
      <text:p text:style-name="Normal">Had he asked that question in good faith or just to torture her? Either way, she didn't answer.</text:p>
      <text:p text:style-name="Normal">“...”</text:p>
      <text:p text:style-name="Normal">She felt she had to say something, anything, even a lie, yet not a word came out. <text:span text:style-name="T1">「Say something!」</text:span> she yelled at herself, all the while saying nothing. What was the question already? What had he asked again? Much much earlier than she'd expected it to, her mask had begun falling apart, failing under a pressure it should have been able to withstand.</text:p>
      <text:p text:style-name="Normal">“Well then, I guess I should ask someone else,” the teacher turned to the class representative, “Naomi, I gave her copy to you, didn't I?”</text:p>
      <text:p text:style-name="Normal">“U-um, yes sir,” the class rep replied, caught off-guard.</text:p>
      <text:p text:style-name="Normal">“Ah, good. And were you able to deliver said copy to miss statue over here?” the teacher continued, nodding her way.</text:p>
      <text:p text:style-name="Normal">“Um...” but before Naomi could answer,</text:p>
      <text:p text:style-name="Normal">“I'm sorry sir! It's my fault!” you interrupted.</text:p>
      <text:p text:style-name="Normal">“...Pardon?” </text:p>
      <text:p text:style-name="Normal">The teacher was visibly confused. As was everyone. You had... nothing to do with this, this should have been —and was— a matter that didn't concern you. And yet,</text:p>
      <text:p text:style-name="Normal">“Since she and I are neighbours, I'd proposed to take the copy and deliver it myself, but I completely forgot about it,” you explained, and almost every word you'd uttered was a lie. So naturally,</text:p>
      <text:p text:style-name="Normal">“...Is that so, now...” the teacher had doubts, “do you confirm that, Naomi?”</text:p>
      <text:p text:style-name="Normal">Thankfully,</text:p>
      <text:p text:style-name="Normal">“Ah, uh, um... Yes, that's about how it went...” Naomi could read the room.</text:p>
      <text:p text:style-name="Normal">“I see,” the teacher stroked his beard, “that's fair enough then.” He turned to the girl who was still frozen in place. “And here I was thinking you'd forgotten your homework again, I'm glad that's not the case; I wouldn't have known what to do with you otherwise. Go take your seat now, young lady, I think you've stood still long enough for this class, wouldn't you agree? And as for you, young man, while I'll let it slide this time, try not to make forgetting things into a habit, I assure you it's not a good one.”</text:p>
      <text:p text:style-name="Normal">Both students nodded, the teacher returned to his blackboard, and the young lady in question finally went to take her seat. Which happened to be directly to the young man's right. To your right. There was no rest for the wicked, this morning. She sat down quietly, her demeanour was calm,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